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5740952" text:id="ct175740952">
          <text:insertion>
            <office:change-info>
              <dc:creator>Gauthier Bastien</dc:creator>
              <dc:date>2013-01-04T13:14:00</dc:date>
            </office:change-info>
          </text:insertion>
        </text:changed-region>
        <text:changed-region xml:id="ct175808616" text:id="ct175808616">
          <text:insertion>
            <office:change-info>
              <dc:creator>Gauthier Bastien</dc:creator>
              <dc:date>2013-01-04T13:14:00</dc:date>
            </office:change-info>
          </text:insertion>
        </text:changed-region>
        <text:changed-region xml:id="ct175754112" text:id="ct175754112">
          <text:insertion>
            <office:change-info>
              <dc:creator>Gauthier Bastien</dc:creator>
              <dc:date>2013-01-04T13:14:00</dc:date>
            </office:change-info>
          </text:insertion>
        </text:changed-region>
        <text:changed-region xml:id="ct160313664" text:id="ct16031366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60336824" text:id="ct160336824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V. COMMISSION POLICE</text:p>
      <text:p text:style-name="P2">(<text:change-start text:change-id="ct175740952"/>self.utranslate("weekday_%s" % self.getPreMeetingDate_4().aDay().lower(), domain="plonelocales")<text:change-end text:change-id="ct175740952"/> <text:change-start text:change-id="ct175808616"/>tool.formatDate(self.getPreMeetingDate_4(), withHour=True)<text:change-end text:change-id="ct175808616"/>, <text:change-start text:change-id="ct175754112"/>self.getPreMeetingPlace_4()<text:change-end text:change-id="ct175754112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police',], renumber=True)</text:span></text:p></office:annotation></text:span><text:change-start text:change-id="ct160313664"/><text:span text:style-name="T1">item[0]</text:span><text:change-end text:change-id="ct160313664"/><text:span text:style-name="T1">. </text:span><text:change-start text:change-id="ct160336824"/><text:span text:style-name="T1">item[1].Title()</text:span><text:change-end text:change-id="ct160336824"/></text:p>
            <text:p text:style-name="Standard"/>
            <text:p text:style-name="Standard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1-04T13:15:38</dc:date>
    <dc:creator>Gauthier Bastien</dc:creator>
    <meta:editing-duration>PT3H25M44S</meta:editing-duration>
    <meta:editing-cycles>53</meta:editing-cycles>
    <meta:generator>LibreOffice/3.5$Linux_x86 LibreOffice_project/350m1$Build-2</meta:generator>
    <meta:document-statistic meta:table-count="1" meta:image-count="0" meta:object-count="0" meta:page-count="1" meta:paragraph-count="5" meta:word-count="16" meta:character-count="250" meta:non-whitespace-character-count="239"/>
  </office:meta>
</office:document-meta>
</file>